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1" svg:font-family="Calibri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04544a" style:font-size-asian="12pt" style:font-size-complex="12pt"/>
    </style:style>
    <style:style style:name="P3" style:family="paragraph" style:parent-style-name="Standard" style:master-page-name="Standard">
      <style:paragraph-properties style:page-number="auto"/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style:text-properties style:font-name="Arial" fo:font-size="12pt" officeooo:paragraph-rsid="0004544a" style:font-size-asian="12pt" style:font-size-complex="12pt"/>
    </style:style>
    <style:style style:name="P5" style:family="paragraph" style:parent-style-name="Standard">
      <style:text-properties style:font-name="Arial" fo:font-size="12pt" officeooo:rsid="00037fba" officeooo:paragraph-rsid="0004544a" style:font-size-asian="12pt" style:font-size-complex="12pt"/>
    </style:style>
    <style:style style:name="P6" style:family="paragraph" style:parent-style-name="Standard">
      <style:text-properties style:font-name="Arial" fo:font-size="12pt" officeooo:paragraph-rsid="0004544a" style:font-size-asian="12pt" style:font-size-complex="12pt"/>
    </style:style>
    <style:style style:name="P7" style:family="paragraph" style:parent-style-name="Standard" style:list-style-name="L1">
      <style:text-properties style:font-name="Arial" fo:font-size="12pt" fo:language="en" fo:country="none" style:font-size-asian="12pt" style:font-size-complex="12pt"/>
    </style:style>
    <style:style style:name="T1" style:family="text">
      <style:text-properties officeooo:rsid="00037fba"/>
    </style:style>
    <style:style style:name="T2" style:family="text">
      <style:text-properties style:text-underline-style="solid" style:text-underline-width="auto" style:text-underline-color="font-color" officeooo:rsid="00037fba"/>
    </style:style>
    <style:style style:name="T3" style:family="text">
      <style:text-properties fo:language="en" fo:country="none" officeooo:rsid="00037fba"/>
    </style:style>
    <style:style style:name="T4" style:family="text">
      <style:text-properties fo:language="en" fo:country="none" officeooo:rsid="0004544a"/>
    </style:style>
    <style:style style:name="T5" style:family="text">
      <style:text-properties officeooo:rsid="0004544a"/>
    </style:style>
    <style:style style:name="T6" style:family="text">
      <style:text-properties officeooo:rsid="0006b7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ank you for purchasing the “<text:span text:style-name="T5">Rain Storm Effect”</text:span>!<text:line-break/></text:p>
      <text:p text:style-name="P2"><text:span text:style-name="T2">Product Description</text:span><text:span text:style-name="T1"><text:line-break/></text:span><text:span text:style-name="T3">Realistic atmospheric heavy rain storm effect </text:span><text:span text:style-name="T4">f</text:span><text:span text:style-name="T3">or PC, Mac, Console and other higher-end platforms that easily drops onto your existing camera setup.</text:span><text:span text:style-name="T1"><text:line-break/><text:line-break/>Features:<text:line-break/></text:span></text:p>
      <text:list xml:id="list5324503180482469883" text:style-name="L1">
        <text:list-item>
          <text:p text:style-name="P4"><text:span text:style-name="T3">Highly realistic rain storm effect.</text:span></text:p>
        </text:list-item>
        <text:list-item>
          <text:p text:style-name="P7">Particle collision with any surface, just drop it onto your camera and watch!</text:p>
        </text:list-item>
        <text:list-item>
          <text:p text:style-name="P7">Lightning effect with thunder sound effects.</text:p>
        </text:list-item>
        <text:list-item>
          <text:p text:style-name="P7">Wind particle system with wind sound effect.</text:p>
        </text:list-item>
        <text:list-item>
          <text:p text:style-name="P7">Atmospheric demo scene included to show rain storm effect to it's fulllest.</text:p>
        </text:list-item>
        <text:list-item>
          <text:p text:style-name="P7"><text:span text:style-name="T6">Mist</text:span> fog effect, generates around player tocreate more atmosphere.</text:p>
        </text:list-item>
      </text:list>
      <text:p text:style-name="P2"/>
      <text:p text:style-name="P1">Information<text:line-break/><text:span text:style-name="T5">Drop the existing Rain Storm Parent prefab onto your existing first person controller or use the “First Person Controller” prefab already setup. <text:s/>That's it, try walking around and see the effect get created around you and follow you. <text:s/>Also drop the “Wind Parent” prefab into your scene for a particle wind fog effect and sound effect. <text:s/>Drop the “Lightning Parent” prefab into the scene for a thunder and lightning effect.</text:span><text:line-break/><text:line-break/><text:span text:style-name="T6">To reduce the effect to improve frame rate for your project, click on the “Rain” object under “Rain Storm Parent” on your camera. <text:s/>Then click the Emission tab on the particle system in the inspector and lower the Rate count from 20,000 to what works for you. <text:s/>Also you can remove or turn off the “Mist Fog” effect to improve frame rate if it is an iss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1" svg:font-family="Calibri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2:06:18.92</meta:creation-date>
    <dc:date>2014-09-11T23:57:58.94</dc:date>
    <meta:editing-duration>PT25S</meta:editing-duration>
    <meta:editing-cycles>4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9" meta:word-count="229" meta:character-count="1366" meta:non-whitespace-character-count="1143"/>
  </office:meta>
</office:document-meta>
</file>